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Bright" svg:font-family="Lucida Bright" style:font-family-generic="roman" style:font-pitch="variable" svg:panose-1="2 4 6 2 5 5 5 2 3 4"/>
  </office:font-face-decls>
  <office:automatic-styles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image text:level="2" xlink:href="media/image1.gif" xlink:type="simple" xlink:show="embed" xlink:actuate="onLoad">
        <style:list-level-properties text:space-before="0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1.gif" xlink:type="simple" xlink:show="embed" xlink:actuate="onLoad">
        <style:list-level-properties text:space-before="0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1.gif" xlink:type="simple" xlink:show="embed" xlink:actuate="onLoad">
        <style:list-level-properties text:space-before="1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1.gif" xlink:type="simple" xlink:show="embed" xlink:actuate="onLoad">
        <style:list-level-properties text:space-before="1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1.gif" xlink:type="simple" xlink:show="embed" xlink:actuate="onLoad">
        <style:list-level-properties text:space-before="1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1.gif" xlink:type="simple" xlink:show="embed" xlink:actuate="onLoad">
        <style:list-level-properties text:space-before="1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1.gif" xlink:type="simple" xlink:show="embed" xlink:actuate="onLoad">
        <style:list-level-properties text:space-before="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1.gif" xlink:type="simple" xlink:show="embed" xlink:actuate="onLoad">
        <style:list-level-properties text:space-before="2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image text:level="2" xlink:href="media/image2.gif" xlink:type="simple" xlink:show="embed" xlink:actuate="onLoad">
        <style:list-level-properties text:space-before="0.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2.gif" xlink:type="simple" xlink:show="embed" xlink:actuate="onLoad">
        <style:list-level-properties text:space-before="0.7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2.gif" xlink:type="simple" xlink:show="embed" xlink:actuate="onLoad">
        <style:list-level-properties text:space-before="1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2.gif" xlink:type="simple" xlink:show="embed" xlink:actuate="onLoad">
        <style:list-level-properties text:space-before="1.2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2.gif" xlink:type="simple" xlink:show="embed" xlink:actuate="onLoad">
        <style:list-level-properties text:space-before="1.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2.gif" xlink:type="simple" xlink:show="embed" xlink:actuate="onLoad">
        <style:list-level-properties text:space-before="1.7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2.gif" xlink:type="simple" xlink:show="embed" xlink:actuate="onLoad">
        <style:list-level-properties text:space-before="2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2.gif" xlink:type="simple" xlink:show="embed" xlink:actuate="onLoad">
        <style:list-level-properties text:space-before="2.2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image text:level="2" xlink:href="media/image1.gif" xlink:type="simple" xlink:show="embed" xlink:actuate="onLoad">
        <style:list-level-properties text:space-before="0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1.gif" xlink:type="simple" xlink:show="embed" xlink:actuate="onLoad">
        <style:list-level-properties text:space-before="0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1.gif" xlink:type="simple" xlink:show="embed" xlink:actuate="onLoad">
        <style:list-level-properties text:space-before="1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1.gif" xlink:type="simple" xlink:show="embed" xlink:actuate="onLoad">
        <style:list-level-properties text:space-before="1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1.gif" xlink:type="simple" xlink:show="embed" xlink:actuate="onLoad">
        <style:list-level-properties text:space-before="1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1.gif" xlink:type="simple" xlink:show="embed" xlink:actuate="onLoad">
        <style:list-level-properties text:space-before="1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1.gif" xlink:type="simple" xlink:show="embed" xlink:actuate="onLoad">
        <style:list-level-properties text:space-before="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1.gif" xlink:type="simple" xlink:show="embed" xlink:actuate="onLoad">
        <style:list-level-properties text:space-before="2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ne" style:master-page-name="MPF0" style:family="paragraph">
      <style:paragraph-properties fo:break-before="page" style:page-number="1"/>
    </style:style>
    <style:style style:name="P3" style:parent-style-name="E" style:family="paragraph">
      <style:text-properties fo:font-size="28pt" style:font-size-asian="28pt" fo:language="es" fo:country="CR"/>
    </style:style>
    <style:style style:name="P4" style:parent-style-name="E" style:family="paragraph">
      <style:paragraph-properties fo:margin-top="0in" fo:margin-bottom="0.2777in"/>
      <style:text-properties fo:font-size="20pt" style:font-size-asian="20pt" fo:language="es" fo:country="CR"/>
    </style:style>
    <style:style style:name="P5" style:parent-style-name="E" style:family="paragraph">
      <style:text-properties fo:font-size="24pt" style:font-size-asian="24pt" fo:language="es" fo:country="CR"/>
    </style:style>
    <style:style style:name="P6" style:parent-style-name="Puesto" style:family="paragraph">
      <style:text-properties fo:language="es" fo:country="CR" style:language-asian="es" style:country-asian="ES"/>
    </style:style>
    <style:style style:name="P7" style:parent-style-name="ByLine" style:family="paragraph">
      <style:text-properties fo:language="es" fo:country="CR"/>
    </style:style>
    <style:style style:name="P8" style:parent-style-name="ByLine" style:family="paragraph">
      <style:text-properties fo:language="es" fo:country="CR"/>
    </style:style>
    <style:style style:name="P9" style:parent-style-name="ByLine" style:family="paragraph">
      <style:text-properties fo:language="es" fo:country="CR"/>
    </style:style>
    <style:style style:name="P10" style:parent-style-name="ByLine" style:family="paragraph">
      <style:text-properties fo:language="es" fo:country="CR"/>
    </style:style>
    <style:style style:name="P11" style:parent-style-name="ByLine" style:family="paragraph">
      <style:text-properties fo:language="es" fo:country="CR"/>
    </style:style>
    <style:style style:name="P12" style:parent-style-name="ByLine" style:family="paragraph">
      <style:text-properties fo:language="es" fo:country="CR"/>
    </style:style>
    <style:style style:name="P13" style:parent-style-name="ByLine" style:family="paragraph">
      <style:text-properties fo:language="es" fo:country="CR"/>
    </style:style>
    <style:style style:name="P14" style:parent-style-name="ByLine" style:family="paragraph">
      <style:text-properties fo:language="es" fo:country="CR"/>
    </style:style>
    <style:style style:name="P15" style:parent-style-name="ByLine" style:family="paragraph">
      <style:text-properties fo:language="es" fo:country="CR"/>
    </style:style>
    <style:style style:name="P16" style:parent-style-name="ByLine" style:family="paragraph">
      <style:text-properties fo:language="es" fo:country="CR"/>
    </style:style>
    <style:style style:name="P17" style:parent-style-name="ByLine" style:family="paragraph">
      <style:text-properties fo:language="es" fo:country="CR"/>
    </style:style>
    <style:style style:name="P18" style:parent-style-name="ByLine" style:family="paragraph">
      <style:text-properties fo:language="es" fo:country="CR"/>
    </style:style>
    <style:style style:name="P19" style:parent-style-name="ByLine" style:family="paragraph">
      <style:text-properties fo:language="es" fo:country="CR"/>
    </style:style>
    <style:style style:name="P20" style:parent-style-name="ByLine" style:family="paragraph">
      <style:text-properties fo:language="es" fo:country="CR"/>
    </style:style>
    <style:style style:name="P21" style:parent-style-name="ByLine" style:family="paragraph">
      <style:text-properties fo:language="es" fo:country="CR"/>
    </style:style>
    <style:style style:name="P22" style:parent-style-name="ByLine" style:family="paragraph">
      <style:text-properties fo:language="es" fo:country="CR"/>
    </style:style>
    <style:style style:name="P23" style:parent-style-name="ByLine" style:family="paragraph">
      <style:text-properties fo:language="es" fo:country="CR"/>
    </style:style>
    <style:style style:name="P24" style:parent-style-name="ByLine" style:family="paragraph">
      <style:text-properties fo:language="es" fo:country="CR"/>
    </style:style>
    <style:style style:name="P25" style:parent-style-name="ByLine" style:family="paragraph">
      <style:text-properties fo:language="es" fo:country="CR"/>
    </style:style>
    <style:style style:name="P26" style:parent-style-name="Título1" style:master-page-name="MP1" style:family="paragraph">
      <style:paragraph-properties fo:break-before="page"/>
    </style:style>
    <style:style style:name="P27" style:parent-style-name="Normal" style:family="paragraph">
      <style:text-properties fo:font-weight="bold" style:font-weight-asian="bold" fo:font-size="14pt" style:font-size-asian="14pt"/>
    </style:style>
    <style:style style:name="P28" style:parent-style-name="Normal" style:family="paragraph">
      <style:text-properties fo:font-weight="bold" style:font-weight-asian="bold" fo:font-size="14pt" style:font-size-asian="14pt"/>
    </style:style>
    <style:style style:name="TableColumn30" style:family="table-column">
      <style:table-column-properties style:column-width="1.5in" style:use-optimal-column-width="false"/>
    </style:style>
    <style:style style:name="TableColumn31" style:family="table-column">
      <style:table-column-properties style:column-width="0.8125in" style:use-optimal-column-width="false"/>
    </style:style>
    <style:style style:name="TableColumn32" style:family="table-column">
      <style:table-column-properties style:column-width="3.4402in" style:use-optimal-column-width="false"/>
    </style:style>
    <style:style style:name="TableColumn33" style:family="table-column">
      <style:table-column-properties style:column-width="1.1in" style:use-optimal-column-width="false"/>
    </style:style>
    <style:style style:name="Table29" style:family="table">
      <style:table-properties style:width="6.8527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208in solid #000000" fo:border-left="0.0208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37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39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41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277in" fo:margin-bottom="0.0277in"/>
    </style:style>
    <style:style style:name="TableCell46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277in" fo:margin-bottom="0.0277in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277in" fo:margin-bottom="0.0277in"/>
    </style:style>
    <style:style style:name="TableCell50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277in" fo:margin-bottom="0.0277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277in" fo:margin-bottom="0.0277in"/>
    </style:style>
    <style:style style:name="TableCell55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277in" fo:margin-bottom="0.0277in"/>
    </style:style>
    <style:style style:name="TableCell57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277in" fo:margin-bottom="0.0277in"/>
    </style:style>
    <style:style style:name="TableCell59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277in" fo:margin-bottom="0.0277in"/>
    </style:style>
    <style:style style:name="P61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2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3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4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5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6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8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69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1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2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3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4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5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6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7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8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79" style:parent-style-name="Normal" style:family="paragraph">
      <style:paragraph-properties fo:text-align="center"/>
      <style:text-properties style:font-name="Arial" style:font-name-complex="Arial" fo:font-weight="bold" style:font-weight-asian="bold" fo:font-style="italic" style:font-style-asian="italic" fo:font-size="14pt" style:font-size-asian="14pt" style:font-size-complex="12pt"/>
    </style:style>
    <style:style style:name="P8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2pt" style:font-size-asian="12pt" style:font-size-complex="12pt"/>
    </style:style>
    <style:style style:name="P82" style:parent-style-name="Normal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83" style:parent-style-name="Párrafodelista" style:list-style-name="LFO7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84" style:parent-style-name="Párrafodelista" style:list-style-name="LFO7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85" style:parent-style-name="Párrafodelista" style:list-style-name="LFO7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86" style:parent-style-name="Párrafodelista" style:list-style-name="LFO7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87" style:parent-style-name="Párrafodelista" style:list-style-name="LFO7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88" style:parent-style-name="Párrafodelista" style:list-style-name="LFO7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89" style:parent-style-name="Párrafodelista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90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2pt" style:font-size-asian="12pt" style:font-size-complex="12pt"/>
    </style:style>
    <style:style style:name="P91" style:parent-style-name="Normal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2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3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4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5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6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7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8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99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0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1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2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3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4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5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6" style:parent-style-name="Normal" style:list-style-name="LFO8" style:family="paragraph">
      <style:paragraph-properties fo:text-align="justify"/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7" style:parent-style-name="Normal" style:family="paragraph">
      <style:paragraph-properties fo:text-align="justify" fo:margin-left="0.5in">
        <style:tab-stops/>
      </style:paragraph-properties>
      <style:text-properties style:font-name="Arial" style:font-name-asian="Andale Sans UI" style:font-name-complex="Arial" style:letter-kerning="true" fo:font-size="12pt" style:font-size-asian="12pt" style:font-size-complex="12pt" fo:language="es" fo:country="MX" style:language-complex="en" style:country-complex="US"/>
    </style:style>
    <style:style style:name="P108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2pt" style:font-size-asian="12pt" style:font-size-complex="12pt"/>
    </style:style>
    <style:style style:name="P109" style:parent-style-name="Normal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110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1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2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3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4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5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6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7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8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19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0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1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2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3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4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5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6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7" style:parent-style-name="Párrafodelista" style:list-style-name="LFO9" style:family="paragraph">
      <style:paragraph-properties fo:text-align="justify" fo:margin-bottom="0.1111in" fo:line-height="150%"/>
      <style:text-properties style:font-name="Arial" style:font-name-complex="Arial" fo:font-size="12pt" style:font-size-asian="12pt"/>
    </style:style>
    <style:style style:name="P128" style:parent-style-name="Normal" style:family="paragraph">
      <style:paragraph-properties fo:text-align="justify" fo:margin-bottom="0.1111in" fo:line-height="150%" fo:margin-left="0.3937in">
        <style:tab-stops/>
      </style:paragraph-properties>
      <style:text-properties style:font-name="Lucida Bright" fo:font-size="12pt" style:font-size-asian="12pt"/>
    </style:style>
    <style:style style:name="P129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1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2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3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4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5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6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7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8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9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0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1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2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3" style:parent-style-name="Párrafodelista" style:list-style-name="LFO10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4" style:parent-style-name="Párrafode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2pt" style:font-size-asian="12pt" style:font-size-complex="12pt"/>
    </style:style>
    <style:style style:name="P14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7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8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9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0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1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2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3" style:parent-style-name="Párrafode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4" style:parent-style-name="Normal" style:family="paragraph">
      <style:paragraph-properties fo:text-align="justify"/>
    </style:style>
  </office:automatic-styles>
  <office:body>
    <office:text text:use-soft-page-breaks="true">
      <text:p text:style-name="P1"/>
      <text:p text:style-name="P3">Documento Reporte de Software</text:p>
      <text:p text:style-name="P4">Para</text:p>
      <text:p text:style-name="P5">Sistema de control de<text:s/>Giras, Campus Sarapiquí</text:p>
      <text:p text:style-name="P6"/>
      <text:p text:style-name="P7"/>
      <text:p text:style-name="P8">Versión 1.0 aprobada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Preparado por</text:p>
      <text:p text:style-name="P17"><text:s/>Mike Coto León,<text:s/>Yarixa Villegas Martínez<text:s/>y Diego Esquivel López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31 de agosto<text:s/>del 2014</text:p>
      <text:h text:style-name="P26" text:outline-level="1"><text:bookmark-start text:name="_Toc18551416"/><text:bookmark-start text:name="_Toc382694251"/><text:soft-page-break/>Revisión<text:s/><text:bookmark-end text:name="_Toc18551416"/>Histórica<text:bookmark-end text:name="_Toc382694251"/></text:h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ombre</text:p>
          </table:table-cell>
          <table:table-cell table:style-name="TableCell37">
            <text:p text:style-name="P38">Fecha</text:p>
          </table:table-cell>
          <table:table-cell table:style-name="TableCell39">
            <text:p text:style-name="P40">Razón de cambios</text:p>
          </table:table-cell>
          <table:table-cell table:style-name="TableCell41">
            <text:p text:style-name="P42">Versión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31/08/14</text:p>
          </table:table-cell>
          <table:table-cell table:style-name="TableCell48">
            <text:p text:style-name="P49"/>
          </table:table-cell>
          <table:table-cell table:style-name="TableCell50">
            <text:p text:style-name="P51">1.0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h text:style-name="Título1" text:outline-level="1">Reporte de software</text:h>
      <text:p text:style-name="P80"/>
      <text:p text:style-name="P81">1. Solicitud de Gira</text:p>
      <text:p text:style-name="P82">La boleta de solicitud de gira, está conformada por un documento con los lineamientos para la solicitud de gira y otro con un formulario donde se registran los siguientes datos:</text:p>
      <text:list text:style-name="LFO7" text:continue-numbering="true">
        <text:list-item>
          <text:p text:style-name="P83">Ámbito de la gira</text:p>
        </text:list-item>
        <text:list-item>
          <text:p text:style-name="P84">Nombre Carrera, proyecto o curso.</text:p>
        </text:list-item>
        <text:list-item>
          <text:p text:style-name="P85">Nombre del académico responsable.</text:p>
        </text:list-item>
        <text:list-item>
          <text:p text:style-name="P86">Datos del destino de la gira (provincia, cantón, distrito, fecha y hora de salida, fecha y hora de regreso, lugar y días de hospedaje, objetivo de la gira).</text:p>
        </text:list-item>
        <text:list-item>
          <text:p text:style-name="P87">Itinerario (fecha, actividad, hora de inicio, hora de finalización).</text:p>
        </text:list-item>
        <text:list-item>
          <text:p text:style-name="P88">Registro de participantes de la gira (cedula, nombre completo, si es becado, si cuenta con ayuda socioeconómica, número de cuenta bancaria).</text:p>
        </text:list-item>
      </text:list>
      <text:p text:style-name="P89"/>
      <text:p text:style-name="P90">2.<text:s/>Gira</text:p>
      <text:p text:style-name="P91">De la gira se desea<text:s/>almacenar los<text:s/>siguientes datos:</text:p>
      <text:list text:style-name="LFO8" text:continue-numbering="true">
        <text:list-item>
          <text:p text:style-name="P92">Numero de solicitud, esta se genera automáticamente.</text:p>
        </text:list-item>
        <text:list-item>
          <text:p text:style-name="P93">Tipo de gira</text:p>
        </text:list-item>
        <text:list-item>
          <text:p text:style-name="P94">Carrera</text:p>
        </text:list-item>
        <text:list-item>
          <text:p text:style-name="P95">Objetivo</text:p>
        </text:list-item>
        <text:list-item>
          <text:p text:style-name="P96">Número de personas que asistirán a la gira</text:p>
        </text:list-item>
        <text:list-item>
          <text:p text:style-name="P97">Fecha y hora de salida</text:p>
        </text:list-item>
        <text:list-item>
          <text:p text:style-name="P98">Responsable de la gira<text:s/></text:p>
        </text:list-item>
        <text:list-item>
          <text:p text:style-name="P99">Destino</text:p>
        </text:list-item>
        <text:list-item>
          <text:p text:style-name="P100">Conducción<text:s/></text:p>
        </text:list-item>
        <text:list-item>
          <text:p text:style-name="P101">Itinerario</text:p>
        </text:list-item>
        <text:list-item>
          <text:p text:style-name="P102">Tipo de Vehículo</text:p>
        </text:list-item>
        <text:list-item>
          <text:p text:style-name="P103">Chofer</text:p>
        </text:list-item>
        <text:list-item>
          <text:p text:style-name="P104">Curso</text:p>
        </text:list-item>
        <text:list-item>
          <text:p text:style-name="P105">Prioridad</text:p>
        </text:list-item>
        <text:list-item>
          <text:p text:style-name="P106">Observaciones</text:p>
        </text:list-item>
      </text:list>
      <text:p text:style-name="P107"/>
      <text:p text:style-name="P108">3.<text:s/>Permiso salida y circulación de vehículos</text:p>
      <text:p text:style-name="P109">El sistema deberá generar si a gira fue aprobada, un reporte que se llama “Permiso de Salida y Circulación de Vehículo”, este tiene los siguientes datos:</text:p>
      <text:list text:style-name="LFO9" text:continue-numbering="true">
        <text:list-item>
          <text:p text:style-name="P110">Unidad Ejecutora</text:p>
        </text:list-item>
        <text:list-item>
          <text:p text:style-name="P111">Tipo</text:p>
        </text:list-item>
        <text:list-item>
          <text:p text:style-name="P112">Condición</text:p>
        </text:list-item>
        <text:list-item>
          <text:p text:style-name="P113">Prioridad</text:p>
        </text:list-item>
        <text:list-item>
          <text:p text:style-name="P114">Unidad Presupuestaria</text:p>
        </text:list-item>
        <text:list-item>
          <text:p text:style-name="P115">Cantidad de personas</text:p>
        </text:list-item>
        <text:list-item>
          <text:p text:style-name="P116">Objetivo</text:p>
        </text:list-item>
        <text:list-item>
          <text:p text:style-name="P117">Salida (fecha y hora)</text:p>
        </text:list-item>
        <text:list-item>
          <text:p text:style-name="P118">Regreso (fecha y hora)</text:p>
        </text:list-item>
        <text:list-item>
          <text:p text:style-name="P119">Lugar de salida</text:p>
        </text:list-item>
        <text:list-item>
          <text:p text:style-name="P120">Destinos</text:p>
        </text:list-item>
        <text:list-item>
          <text:p text:style-name="P121">Itinerario</text:p>
        </text:list-item>
        <text:list-item>
          <text:p text:style-name="P122">Responsable (cedula, nombre, teléfono).</text:p>
        </text:list-item>
        <text:list-item>
          <text:p text:style-name="P123">Información del responsable de la gira (fecha, inicio, final, firma, justificación).</text:p>
        </text:list-item>
        <text:list-item>
          <text:p text:style-name="P124">Datos del chofer(nombre, cedula, unidad ejecutora)</text:p>
        </text:list-item>
        <text:list-item>
          <text:p text:style-name="P125">Vehículo (placa, kilometraje inicial, kilometraje final, combustible abastecido y firma chofer).</text:p>
        </text:list-item>
        <text:list-item>
          <text:p text:style-name="P126">Información sobre el abasto del combustible(Ciudad, comercio, kilometraje, litros, Inicio, final, fecha, tarjeta, factura, autorización)</text:p>
        </text:list-item>
        <text:list-item>
          <text:p text:style-name="P127">Espacio asignado para firma y fecha.</text:p>
        </text:list-item>
      </text:list>
      <text:p text:style-name="P128"/>
      <text:p text:style-name="P129">4.<text:s/>Operadores del Sistema:</text:p>
      <text:p text:style-name="P130">De las personas que serán autorizadas a utilizar el sistema, se requiere la siguiente información:</text:p>
      <text:list text:style-name="LFO10" text:continue-numbering="true">
        <text:list-item>
          <text:p text:style-name="P131">Cedula</text:p>
        </text:list-item>
        <text:list-item>
          <text:p text:style-name="P132">Nombre completo</text:p>
        </text:list-item>
        <text:list-item>
          <text:p text:style-name="P133">Perfil (académico, administrativo, proyectista miembro de asoecas).</text:p>
        </text:list-item>
        <text:list-item>
          <text:p text:style-name="P134">Si es académico, nombre del curso que imparte.</text:p>
        </text:list-item>
        <text:list-item>
          <text:p text:style-name="P135">Si es proyectista, nombre del proyecto del que es responsable.</text:p>
        </text:list-item>
        <text:list-item>
          <text:p text:style-name="P136">Si es miembro de la asociación de estudiantes, nombre del puesto al que pertenece.</text:p>
        </text:list-item>
        <text:list-item>
          <text:p text:style-name="P137">Si es administrativo, el puesto en el que labora.</text:p>
        </text:list-item>
        <text:list-item>
          <text:p text:style-name="P138">Teléfono.</text:p>
        </text:list-item>
        <text:list-item>
          <text:p text:style-name="P139">Dirección</text:p>
        </text:list-item>
        <text:list-item>
          <text:p text:style-name="P140">Usuario</text:p>
        </text:list-item>
        <text:list-item>
          <text:p text:style-name="P141">Contraseña</text:p>
        </text:list-item>
        <text:list-item>
          <text:p text:style-name="P142">Fecha Inicio nombramiento</text:p>
        </text:list-item>
        <text:list-item>
          <text:p text:style-name="P143">Fecha final nombramiento</text:p>
        </text:list-item>
      </text:list>
      <text:p text:style-name="P144"/>
      <text:p text:style-name="P145">4.<text:s/>Vehículos:</text:p>
      <text:p text:style-name="P146">A la hora de registrar un vehículo el administrador, deberá anotar los siguientes datos:</text:p>
      <text:list text:style-name="LFO11" text:continue-numbering="true">
        <text:list-item>
          <text:p text:style-name="P147">Número de placa.</text:p>
        </text:list-item>
        <text:list-item>
          <text:p text:style-name="P148">Color</text:p>
        </text:list-item>
        <text:list-item>
          <text:p text:style-name="P149">Marca</text:p>
        </text:list-item>
        <text:list-item>
          <text:p text:style-name="P150">Modelo</text:p>
        </text:list-item>
        <text:list-item>
          <text:p text:style-name="P151">Tipo</text:p>
        </text:list-item>
        <text:list-item>
          <text:p text:style-name="P152">Capacidad</text:p>
        </text:list-item>
        <text:list-item>
          <text:p text:style-name="P153">Estado</text:p>
        </text:list-item>
      </text:list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Bright" svg:font-family="Lucida Bright" style:font-family-generic="roman" style:font-pitch="variable" svg:panose-1="2 4 6 2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2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277in" fo:line-height="100%"/>
      <style:text-properties style:font-name="Calibri Light" style:font-name-asian="Times New Roman" style:font-name-complex="Times New Roman" fo:color="#538135" fo:font-size="20pt" style:font-size-asian="20pt" style:font-size-complex="20pt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38135" fo:font-size="14pt" style:font-size-asian="14pt" style:font-size-complex="14pt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38135" fo:font-size="12pt" style:font-size-asian="12pt" style:font-size-complex="12pt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color="#70AD47" fo:font-size="11pt" style:font-size-asian="11pt" style:font-size-complex="11pt" fo:hyphenate="tru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70AD47" fo:font-size="11pt" style:font-size-asian="11pt" style:font-size-complex="11pt" fo:hyphenate="tru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70AD47" fo:hyphenate="tru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70AD47" fo:hyphenate="tru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hyphenate="tru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70AD47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complex="en" style:country-complex="U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ableContents" style:display-name="Table Contents" style:family="paragraph" style:parent-style-name="Normal">
      <style:paragraph-properties fo:widows="0" fo:orphans="0" text:number-lines="false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language="en" fo:country="US" style:language-complex="en" style:country-complex="US" fo:hyphenate="false"/>
    </style:style>
    <style:style style:name="Piedepágina" style:display-name="Pie de página" style:family="paragraph" style:parent-style-name="Normal">
      <style:paragraph-properties fo:margin-bottom="0in" fo:line-height="0.1666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fo:font-weight="bold" style:font-weight-asian="bold" fo:font-style="italic" style:font-style-asian="italic" fo:font-size="10pt" style:font-size-asian="10pt" style:font-size-complex="10pt" fo:language="en" fo:country="US" style:language-asian="es" style:country-asian="ES"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tyle="italic" style:font-style-asian="italic" fo:font-size="10pt" style:font-size-asian="10pt" style:font-size-complex="10pt" fo:language="en" fo:country="US" style:language-asian="es" style:country-asian="ES"/>
    </style:style>
    <style:style style:name="line" style:display-name="line" style:family="paragraph" style:parent-style-name="Puesto">
      <style:paragraph-properties fo:border-top="0.0625in solid #000000" fo:border-left="none" fo:border-bottom="none" fo:border-right="none" fo:padding-top="0.0138in" fo:padding-left="0in" fo:padding-bottom="0in" fo:padding-right="0in" style:shadow="none" fo:text-align="end" fo:margin-top="0.1666in"/>
      <style:text-properties style:font-name="Arial" fo:font-weight="bold" style:font-weight-asian="bold" fo:letter-spacing="normal" fo:font-size="20pt" style:font-size-asian="20pt" style:font-size-complex="10pt" fo:language="en" fo:country="US" style:language-asian="es" style:country-asian="ES" fo:hyphenate="false"/>
    </style:style>
    <style:style style:name="ByLine" style:display-name="ByLine" style:family="paragraph" style:parent-style-name="Puesto">
      <style:paragraph-properties fo:text-align="end" fo:margin-top="0.1666in" fo:margin-bottom="0.5in"/>
      <style:text-properties style:font-name="Arial" fo:font-weight="bold" style:font-weight-asian="bold" fo:letter-spacing="normal" fo:font-size="14pt" style:font-size-asian="14pt" style:font-size-complex="10pt" fo:language="en" fo:country="US" style:language-asian="es" style:country-asian="ES" fo:hyphenate="false"/>
    </style:style>
    <style:style style:name="E" style:display-name="E" style:family="paragraph" style:parent-style-name="Normal" style:next-style-name="Puesto">
      <style:paragraph-properties fo:text-align="end" fo:margin-top="0.1666in" fo:margin-bottom="0.5in" fo:line-height="100%"/>
      <style:text-properties style:font-name="Arial" style:font-name-asian="Times New Roman" fo:font-weight="bold" style:font-weight-asian="bold" style:letter-kerning="true" fo:font-size="32pt" style:font-size-asian="32pt" style:font-size-complex="10pt" fo:language="en" fo:country="US" style:language-asian="es" style:country-asian="ES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 fo:line-height="100%"/>
      <style:text-properties style:font-name="Arial" style:font-name-asian="Times New Roman" fo:font-weight="bold" style:font-weight-asian="bold" fo:font-size="18pt" style:font-size-asian="18pt" style:font-size-complex="10pt" fo:language="en" fo:country="US" style:language-asian="es" style:country-asian="ES" fo:hyphenate="false"/>
    </style:style>
    <style:style style:name="Puesto" style:display-name="Puest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letter-spacing="-0.0104in" fo:font-size="48pt" style:font-size-asian="48pt" style:font-size-complex="48pt" fo:hyphenate="true"/>
    </style:style>
    <style:style style:name="PuestoCar" style:display-name="Puesto Car" style:family="text" style:parent-style-name="Fuentedepárrafopredeter.">
      <style:text-properties style:font-name="Calibri Light" style:font-name-asian="Times New Roman" style:font-name-complex="Times New Roman" fo:color="#262626" fo:letter-spacing="-0.0104in" fo:font-size="48pt" style:font-size-asian="48pt" style:font-size-complex="4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538135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538135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538135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color="#70AD47" fo:font-size="11pt" style:font-size-asian="11pt" style:font-size-complex="11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70AD47" fo:font-size="11pt" style:font-size-asian="11pt" style:font-size-complex="11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70AD47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color="#70AD47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70AD47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true"/>
    </style:style>
    <style:style style:name="Subtítulo" style:display-name="Subtítulo" style:family="paragraph" style:parent-style-name="Normal" style:next-style-name="Normal">
      <style:paragraph-properties fo:line-height="100%"/>
      <style:text-properties style:font-name="Calibri Light" style:font-name-asian="Times New Roman" style:font-name-complex="Times New Roman" fo:font-size="15pt" style:font-size-asian="15pt" style:font-size-complex="15pt" fo:hyphenate="true"/>
    </style:style>
    <style:style style:name="SubtítuloCar" style:display-name="Subtítulo Car" style:family="text" style:parent-style-name="Fuentedepárrafopredeter.">
      <style:text-properties style:font-name="Calibri Light" style:font-name-asian="Times New Roman" style:font-name-complex="Times New Roman" fo:font-size="15pt" style:font-size-asian="15pt" style:font-size-complex="15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fo:color="#70AD47"/>
    </style:style>
    <style:style style:name="Sinespaciado" style:display-name="Sin espaciado" style:family="paragraph">
      <style:paragraph-properties fo:margin-bottom="0in" fo:line-height="100%"/>
      <style:text-properties fo:hyphenate="true"/>
    </style:style>
    <style:style style:name="Cita" style:display-name="Cita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262626" fo:hyphenate="tru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262626"/>
    </style:style>
    <style:style style:name="Citadestacada" style:display-name="Cita destacada" style:family="paragraph" style:parent-style-name="Normal" style:next-style-name="Normal">
      <style:paragraph-properties fo:text-align="center" fo:margin-top="0.1111in" fo:margin-bottom="0.1111in" fo:line-height="110%" fo:margin-left="0.5in" fo:margin-right="0.5in">
        <style:tab-stops/>
      </style:paragraph-properties>
      <style:text-properties style:font-name="Calibri Light" style:font-name-asian="Times New Roman" style:font-name-complex="Times New Roman" fo:font-style="italic" style:font-style-asian="italic" style:font-style-complex="italic" fo:color="#70AD47" fo:font-size="16pt" style:font-size-asian="16pt" style:font-size-complex="16pt" fo:hyphenate="true"/>
    </style:style>
    <style:style style:name="CitadestacadaCar" style:display-name="Cita destacada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70AD47" fo:font-size="16pt" style:font-size-asian="16pt" style:font-size-complex="16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70AD47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text-transform="none" fo:font-variant="small-caps" fo:letter-spacing="0.0048in" fo:font-size="10.5pt" style:font-size-asian="10.5pt" style:font-size-complex="10.5pt"/>
    </style:style>
    <style:style style:name="TítulodeTDC" style:display-name="Título de TDC" style:family="paragraph" style:parent-style-name="Título1" style:next-style-name="Normal">
      <style:text-properties fo:hyphenate="true"/>
    </style: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8.5pt" style:font-size-asian="8.5pt"/>
    </style:style>
    <style:style style:name="WW_CharLFO4LVL2" style:family="text">
      <style:text-properties fo:font-size="8.5pt" style:font-size-asian="8.5pt"/>
    </style:style>
    <style:style style:name="WW_CharLFO4LVL3" style:family="text">
      <style:text-properties fo:font-size="8.5pt" style:font-size-asian="8.5pt"/>
    </style:style>
    <style:style style:name="WW_CharLFO4LVL4" style:family="text">
      <style:text-properties fo:font-size="8.5pt" style:font-size-asian="8.5pt"/>
    </style:style>
    <style:style style:name="WW_CharLFO4LVL5" style:family="text">
      <style:text-properties fo:font-size="8.5pt" style:font-size-asian="8.5pt"/>
    </style:style>
    <style:style style:name="WW_CharLFO4LVL6" style:family="text">
      <style:text-properties fo:font-size="8.5pt" style:font-size-asian="8.5pt"/>
    </style:style>
    <style:style style:name="WW_CharLFO4LVL7" style:family="text">
      <style:text-properties fo:font-size="8.5pt" style:font-size-asian="8.5pt"/>
    </style:style>
    <style:style style:name="WW_CharLFO4LVL8" style:family="text">
      <style:text-properties fo:font-size="8.5pt" style:font-size-asian="8.5pt"/>
    </style:style>
    <style:style style:name="WW_CharLFO4LVL9" style:family="text">
      <style:text-properties fo:font-size="8.5pt" style:font-size-asian="8.5pt"/>
    </style:style>
    <style:style style:name="WW_CharLFO5LVL1" style:family="text">
      <style:text-properties style:font-name="Symbol" fo:font-size="9pt" style:font-size-asian="9pt"/>
    </style:style>
    <style:style style:name="WW_CharLFO5LVL2" style:family="text">
      <style:text-properties fo:font-size="24pt" style:font-size-asian="24pt"/>
    </style:style>
    <style:style style:name="WW_CharLFO5LVL3" style:family="text">
      <style:text-properties fo:font-size="24pt" style:font-size-asian="24pt"/>
    </style:style>
    <style:style style:name="WW_CharLFO5LVL4" style:family="text">
      <style:text-properties fo:font-size="24pt" style:font-size-asian="24pt"/>
    </style:style>
    <style:style style:name="WW_CharLFO5LVL5" style:family="text">
      <style:text-properties fo:font-size="24pt" style:font-size-asian="24pt"/>
    </style:style>
    <style:style style:name="WW_CharLFO5LVL6" style:family="text">
      <style:text-properties fo:font-size="24pt" style:font-size-asian="24pt"/>
    </style:style>
    <style:style style:name="WW_CharLFO5LVL7" style:family="text">
      <style:text-properties fo:font-size="24pt" style:font-size-asian="24pt"/>
    </style:style>
    <style:style style:name="WW_CharLFO5LVL8" style:family="text">
      <style:text-properties fo:font-size="24pt" style:font-size-asian="24pt"/>
    </style:style>
    <style:style style:name="WW_CharLFO5LVL9" style:family="text">
      <style:text-properties fo:font-size="24pt" style:font-size-asian="24pt"/>
    </style:style>
    <style:style style:name="WW_CharLFO6LVL1" style:family="text">
      <style:text-properties style:font-name="Symbol" fo:font-size="8.5pt" style:font-size-asian="8.5pt"/>
    </style:style>
    <style:style style:name="WW_CharLFO6LVL2" style:family="text">
      <style:text-properties fo:font-size="8.5pt" style:font-size-asian="8.5pt"/>
    </style:style>
    <style:style style:name="WW_CharLFO6LVL3" style:family="text">
      <style:text-properties fo:font-size="8.5pt" style:font-size-asian="8.5pt"/>
    </style:style>
    <style:style style:name="WW_CharLFO6LVL4" style:family="text">
      <style:text-properties fo:font-size="8.5pt" style:font-size-asian="8.5pt"/>
    </style:style>
    <style:style style:name="WW_CharLFO6LVL5" style:family="text">
      <style:text-properties fo:font-size="8.5pt" style:font-size-asian="8.5pt"/>
    </style:style>
    <style:style style:name="WW_CharLFO6LVL6" style:family="text">
      <style:text-properties fo:font-size="8.5pt" style:font-size-asian="8.5pt"/>
    </style:style>
    <style:style style:name="WW_CharLFO6LVL7" style:family="text">
      <style:text-properties fo:font-size="8.5pt" style:font-size-asian="8.5pt"/>
    </style:style>
    <style:style style:name="WW_CharLFO6LVL8" style:family="text">
      <style:text-properties fo:font-size="8.5pt" style:font-size-asian="8.5pt"/>
    </style:style>
    <style:style style:name="WW_CharLFO6LVL9" style:family="text">
      <style:text-properties fo:font-size="8.5pt" style:font-size-asian="8.5pt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image text:level="2" xlink:href="media/image1.gif" xlink:type="simple" xlink:show="embed" xlink:actuate="onLoad">
        <style:list-level-properties text:space-before="0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1.gif" xlink:type="simple" xlink:show="embed" xlink:actuate="onLoad">
        <style:list-level-properties text:space-before="0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1.gif" xlink:type="simple" xlink:show="embed" xlink:actuate="onLoad">
        <style:list-level-properties text:space-before="1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1.gif" xlink:type="simple" xlink:show="embed" xlink:actuate="onLoad">
        <style:list-level-properties text:space-before="1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1.gif" xlink:type="simple" xlink:show="embed" xlink:actuate="onLoad">
        <style:list-level-properties text:space-before="1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1.gif" xlink:type="simple" xlink:show="embed" xlink:actuate="onLoad">
        <style:list-level-properties text:space-before="1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1.gif" xlink:type="simple" xlink:show="embed" xlink:actuate="onLoad">
        <style:list-level-properties text:space-before="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1.gif" xlink:type="simple" xlink:show="embed" xlink:actuate="onLoad">
        <style:list-level-properties text:space-before="2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image text:level="2" xlink:href="media/image2.gif" xlink:type="simple" xlink:show="embed" xlink:actuate="onLoad">
        <style:list-level-properties text:space-before="0.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2.gif" xlink:type="simple" xlink:show="embed" xlink:actuate="onLoad">
        <style:list-level-properties text:space-before="0.7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2.gif" xlink:type="simple" xlink:show="embed" xlink:actuate="onLoad">
        <style:list-level-properties text:space-before="1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2.gif" xlink:type="simple" xlink:show="embed" xlink:actuate="onLoad">
        <style:list-level-properties text:space-before="1.2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2.gif" xlink:type="simple" xlink:show="embed" xlink:actuate="onLoad">
        <style:list-level-properties text:space-before="1.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2.gif" xlink:type="simple" xlink:show="embed" xlink:actuate="onLoad">
        <style:list-level-properties text:space-before="1.7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2.gif" xlink:type="simple" xlink:show="embed" xlink:actuate="onLoad">
        <style:list-level-properties text:space-before="2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2.gif" xlink:type="simple" xlink:show="embed" xlink:actuate="onLoad">
        <style:list-level-properties text:space-before="2.25in" text:min-label-width="0.25in" style:vertical-pos="middle" style:vertical-rel="line" fo:width="0.2916in" fo:height="0.3333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image text:level="2" xlink:href="media/image1.gif" xlink:type="simple" xlink:show="embed" xlink:actuate="onLoad">
        <style:list-level-properties text:space-before="0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1.gif" xlink:type="simple" xlink:show="embed" xlink:actuate="onLoad">
        <style:list-level-properties text:space-before="0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1.gif" xlink:type="simple" xlink:show="embed" xlink:actuate="onLoad">
        <style:list-level-properties text:space-before="1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1.gif" xlink:type="simple" xlink:show="embed" xlink:actuate="onLoad">
        <style:list-level-properties text:space-before="1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1.gif" xlink:type="simple" xlink:show="embed" xlink:actuate="onLoad">
        <style:list-level-properties text:space-before="1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1.gif" xlink:type="simple" xlink:show="embed" xlink:actuate="onLoad">
        <style:list-level-properties text:space-before="1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1.gif" xlink:type="simple" xlink:show="embed" xlink:actuate="onLoad">
        <style:list-level-properties text:space-before="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1.gif" xlink:type="simple" xlink:show="embed" xlink:actuate="onLoad">
        <style:list-level-properties text:space-before="2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Piedepágin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pus Sarapiqui</meta:initial-creator>
    <dc:creator>Yari Villegas Martinez</dc:creator>
    <meta:creation-date>2014-09-05T02:46:00Z</meta:creation-date>
    <dc:date>2014-09-05T03:14:00Z</dc:date>
    <meta:template xlink:href="Normal" xlink:type="simple"/>
    <meta:editing-cycles>3</meta:editing-cycles>
    <meta:editing-duration>PT1620S</meta:editing-duration>
    <meta:document-statistic meta:page-count="5" meta:paragraph-count="5" meta:word-count="438" meta:character-count="2843" meta:row-count="20" meta:non-whitespace-character-count="2410"/>
  </office:meta>
</office:document-meta>
</file>